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314.9574803149606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200" gnm:background-colour="#fff2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1996.amta" table:style-name="ta-0" table:print="true">
        <office:forms form:automatic-focus="false" form:apply-design-mode="false">
          <form:form/>
        </office:forms>
        <table:table-column table:style-name="ACOL-0" table:number-columns-repeated="5"/>
        <table:table-column table:style-name="ACOL-0" table:number-columns-repeated="1019"/>
        <table:table-row table:style-name="AROW-1">
          <table:table-cell table:style-name="Gnumeric-default" office:value-type="string">
            <text:p>Title</text:p>
          </table:table-cell>
          <table:table-cell table:style-name="Gnumeric-default" office:value-type="string">
            <text:p>Authors</text:p>
          </table:table-cell>
          <table:table-cell table:style-name="Gnumeric-default" office:value-type="string">
            <text:p>Pdf</text:p>
          </table:table-cell>
          <table:table-cell table:style-name="Gnumeric-default" office:value-type="string">
            <text:p>Presentation</text:p>
          </table:table-cell>
          <table:table-cell table:number-columns-repeated="1020" table:style-name="Gnumeric-default"/>
        </table:table-row>
        <table:table-row table:style-name="AROW-1">
          <table:table-cell table:style-name="Gnumeric-default" office:value-type="string">
            <text:p>An example-based approach to machine translation</text:p>
          </table:table-cell>
          <table:table-cell table:style-name="Gnumeric-default" office:value-type="string">
            <text:p>Bróna Collins and Pádraig Cunningham and Tony Veale</text:p>
          </table:table-cell>
          <table:table-cell table:style-name="Gnumeric-default" office:value-type="string">
            <text:p>http://www.mt-archive.info/90/AMTA-1996-Collins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 controlled skip parser</text:p>
          </table:table-cell>
          <table:table-cell table:style-name="Gnumeric-default" office:value-type="string">
            <text:p>Kenji Yamada</text:p>
          </table:table-cell>
          <table:table-cell table:style-name="Gnumeric-default" office:value-type="string">
            <text:p>http://www.mt-archive.info/90/AMTA-1996-Yamada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Juggling with words: some insights from the human translation process</text:p>
          </table:table-cell>
          <table:table-cell table:style-name="Gnumeric-default" office:value-type="string">
            <text:p>Claude Bédard</text:p>
          </table:table-cell>
          <table:table-cell table:style-name="Gnumeric-default" office:value-type="string">
            <text:p>http://www.mt-archive.info/90/AMTA-1996-Bedard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Bilingual concordancers:a new tool for bilingual lexicographers</text:p>
          </table:table-cell>
          <table:table-cell table:style-name="Gnumeric-default" office:value-type="string">
            <text:p>Lucie Langlois</text:p>
          </table:table-cell>
          <table:table-cell table:style-name="Gnumeric-default" office:value-type="string">
            <text:p>http://www.mt-archive.info/90/AMTA-1996-Langlois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ranslation differences and pragmatics-based MT</text:p>
          </table:table-cell>
          <table:table-cell table:style-name="Gnumeric-default" office:value-type="string">
            <text:p>Stephen Helmreich and David Farwell</text:p>
          </table:table-cell>
          <table:table-cell table:style-name="Gnumeric-default" office:value-type="string">
            <text:p>http://www.mt-archive.info/90/AMTA-1996-Helmreich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bstraction and underspecification in semantic transfer</text:p>
          </table:table-cell>
          <table:table-cell table:style-name="Gnumeric-default" office:value-type="string">
            <text:p>Bernd Abb and Bianka Buschbeck-Wolf and Christel Tschernitschek</text:p>
          </table:table-cell>
          <table:table-cell table:style-name="Gnumeric-default" office:value-type="string">
            <text:p>http://www.mt-archive.info/90/AMTA-1996-Abb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exical knowledge from large corpora and its application to text generation</text:p>
          </table:table-cell>
          <table:table-cell table:style-name="Gnumeric-default" office:value-type="string">
            <text:p>Isahara Hitoshi and Inui Hiroko and Uchida Yuriko</text:p>
          </table:table-cell>
          <table:table-cell table:style-name="Gnumeric-default" office:value-type="string">
            <text:p>http://www.mt-archive.info/90/AMTA-1996-Isahara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Capturing motion verb generalizations in synchronous tree adjoining grammars</text:p>
          </table:table-cell>
          <table:table-cell table:style-name="Gnumeric-default" office:value-type="string">
            <text:p>Martha Palmer and Joseph Rosenzweig</text:p>
          </table:table-cell>
          <table:table-cell table:style-name="Gnumeric-default" office:value-type="string">
            <text:p>http://www.mt-archive.info/90/AMTA-1996-Palmer.pdf</text:p>
          </table:table-cell>
          <table:table-cell table:number-columns-repeated="1021" table:style-name="Gnumeric-default"/>
        </table:table-row>
        <table:table-row table:style-name="AROW-1">
          <table:table-cell table:style-name="ACE-1" office:value-type="string">
            <text:p>Evolution of the Logos grammar: system design and development methodology</text:p>
          </table:table-cell>
          <table:table-cell table:style-name="Gnumeric-default" office:value-type="string">
            <text:p>Patricia Schmid and Claudia Gdaniec</text:p>
          </table:table-cell>
          <table:table-cell table:style-name="Gnumeric-default" office:value-type="string">
            <text:p>http://www.mt-archive.info/90/AMTA-1996-Schmid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wo principles and six techniques for rapid MT development</text:p>
          </table:table-cell>
          <table:table-cell table:style-name="Gnumeric-default" office:value-type="string">
            <text:p>Sergei Nirenburg and Stephen Beale and Stephen Helmreich and Kavi Mahesh and Evelyne Viegas and Rémi Zajac</text:p>
          </table:table-cell>
          <table:table-cell table:style-name="Gnumeric-default" office:value-type="string">
            <text:p>http://www.mt-archive.info/90/AMTA-1996-Nirenburg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daptation of the DARPA machine translation evlauation paradigm to end-to-end systems</text:p>
          </table:table-cell>
          <table:table-cell table:style-name="Gnumeric-default" office:value-type="string">
            <text:p>John S.White and Theresa A. O'Connell</text:p>
          </table:table-cell>
          <table:table-cell table:style-name="Gnumeric-default" office:value-type="string">
            <text:p>http://www.mt-archive.info/90/AMTA-1996-White-1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Combining machine readable lexical resources and bilingual corpora for broad word sense disambiguation</text:p>
          </table:table-cell>
          <table:table-cell table:style-name="Gnumeric-default" office:value-type="string">
            <text:p>Jason J.S.Chang and Jen-Nan Chen and Huei-Hong Sheng and Sur-Jin Ker</text:p>
          </table:table-cell>
          <table:table-cell table:style-name="Gnumeric-default" office:value-type="string">
            <text:p>http://www.mt-archive.info/90/AMTA-1996-Chang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utomatic construction of clean broad-coverage translation lexicons</text:p>
          </table:table-cell>
          <table:table-cell table:style-name="Gnumeric-default" office:value-type="string">
            <text:p>I. Dan Melamed</text:p>
          </table:table-cell>
          <table:table-cell table:style-name="Gnumeric-default" office:value-type="string">
            <text:p>http://www.mt-archive.info/90/AMTA-1996-Melamed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Bilingual sentence alignment: balancing robustness and accuracy</text:p>
          </table:table-cell>
          <table:table-cell table:style-name="Gnumeric-default" office:value-type="string">
            <text:p>Michel Simard and Pierre Plamondon</text:p>
          </table:table-cell>
          <table:table-cell table:style-name="Gnumeric-default" office:value-type="string">
            <text:p>http://www.mt-archive.info/90/AMTA-1996-Simard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ine 'em up: advances in alignment technology and their impact on translation support tools</text:p>
          </table:table-cell>
          <table:table-cell table:style-name="Gnumeric-default" office:value-type="string">
            <text:p>Elliott Macklovitch and Marie-Louise Hannan</text:p>
          </table:table-cell>
          <table:table-cell table:style-name="Gnumeric-default" office:value-type="string">
            <text:p>http://www.mt-archive.info/90/AMTA-1996-Macklovitch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Checking translations for inconsistency - a tool for the editor</text:p>
          </table:table-cell>
          <table:table-cell table:style-name="Gnumeric-default" office:value-type="string">
            <text:p>Magnus Merkel</text:p>
          </table:table-cell>
          <table:table-cell table:style-name="Gnumeric-default" office:value-type="string">
            <text:p>http://www.mt-archive.info/90/AMTA-1996-Merkel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Space, metaphor and schematization in sign: sign language translation in the ZARDOZ system</text:p>
          </table:table-cell>
          <table:table-cell table:style-name="Gnumeric-default" office:value-type="string">
            <text:p>Tony Veale and Bróna Collins</text:p>
          </table:table-cell>
          <table:table-cell table:style-name="Gnumeric-default" office:value-type="string">
            <text:p>http://www.mt-archive.info/90/AMTA-1996-Veale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Combing language technolgy and web technology to streamline an automotive hotline support service</text:p>
          </table:table-cell>
          <table:table-cell table:style-name="Gnumeric-default" office:value-type="string">
            <text:p>Jörg Schütz</text:p>
          </table:table-cell>
          <table:table-cell table:style-name="Gnumeric-default" office:value-type="string">
            <text:p>http://www.mt-archive.info/90/AMTA-1996-Schutz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wo years online: experiences, challenges and trends</text:p>
          </table:table-cell>
          <table:table-cell table:style-name="Gnumeric-default" office:value-type="string">
            <text:p>Mary Flanagan</text:p>
          </table:table-cell>
          <table:table-cell table:style-name="Gnumeric-default" office:value-type="string">
            <text:p>http://www.mt-archive.info/90/AMTA-1996-Flanagan-1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he state of machine translation in Europe</text:p>
          </table:table-cell>
          <table:table-cell table:style-name="Gnumeric-default" office:value-type="string">
            <text:p>John Hutchins</text:p>
          </table:table-cell>
          <table:table-cell table:style-name="Gnumeric-default" office:value-type="string">
            <text:p>http://www.mt-archive.info/90/AMTA-1996-Hutchins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"Specialized" machine translation</text:p>
          </table:table-cell>
          <table:table-cell table:style-name="Gnumeric-default" office:value-type="string">
            <text:p>John Chandioux and Annette Grimaila</text:p>
          </table:table-cell>
          <table:table-cell table:style-name="Gnumeric-default" office:value-type="string">
            <text:p>http://www.mt-archive.info/90/AMTA-1996-Chandioux-1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he primacy of core technology MT evaluation</text:p>
          </table:table-cell>
          <table:table-cell table:style-name="Gnumeric-default" office:value-type="string">
            <text:p>John S.White</text:p>
          </table:table-cell>
          <table:table-cell table:style-name="Gnumeric-default" office:value-type="string">
            <text:p>http://www.mt-archive.info/90/AMTA-1996-White-2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MT online: the future is now! </text:p>
          </table:table-cell>
          <table:table-cell table:style-name="Gnumeric-default"/>
          <table:table-cell table:style-name="Gnumeric-default" office:value-type="string">
            <text:p>http://www.mt-archive.info/90/AMTA-1996-Panel-1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he limits of automation: optimists vs skeptics. </text:p>
          </table:table-cell>
          <table:table-cell table:style-name="Gnumeric-default"/>
          <table:table-cell table:style-name="Gnumeric-default" office:value-type="string">
            <text:p>http://www.mt-archive.info/90/AMTA-1996-Panel-2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What can we learn from users? </text:p>
          </table:table-cell>
          <table:table-cell table:style-name="Gnumeric-default"/>
          <table:table-cell table:style-name="Gnumeric-default" office:value-type="string">
            <text:p>http://www.mt-archive.info/90/AMTA-1996-Panel-3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Next steps in MT research</text:p>
          </table:table-cell>
          <table:table-cell table:style-name="Gnumeric-default"/>
          <table:table-cell table:style-name="Gnumeric-default" office:value-type="string">
            <text:p><text:s/>http://www.mt-archive.info/90/AMTA-1996-Panel-4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ANTHEM:advanced natural language interface for multilingual text generation in healthcare (LRE 62-007)</text:p>
          </table:table-cell>
          <table:table-cell table:style-name="Gnumeric-default" office:value-type="string">
            <text:p>G.Deville and E.Herbigniaux and P.Mousel and G.Thienpont and M.Wéry</text:p>
          </table:table-cell>
          <table:table-cell table:style-name="Gnumeric-default" office:value-type="string">
            <text:p>http://www.mt-archive.info/90/AMTA-1996-Deville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Online MT at Compuserve</text:p>
          </table:table-cell>
          <table:table-cell table:style-name="Gnumeric-default" office:value-type="string">
            <text:p>Mary Flanagan</text:p>
          </table:table-cell>
          <table:table-cell table:style-name="Gnumeric-default" office:value-type="string">
            <text:p>http://www.mt-archive.info/90/AMTA-1996-Flanagan-2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ITSVOX</text:p>
          </table:table-cell>
          <table:table-cell table:style-name="Gnumeric-default" office:value-type="string">
            <text:p>Eric Wehrli</text:p>
          </table:table-cell>
          <table:table-cell table:style-name="Gnumeric-default" office:value-type="string">
            <text:p>http://www.mt-archive.info/90/AMTA-1996-Wehrli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JANUS: multi-lingual translation of spontaneous speech in limited domain</text:p>
          </table:table-cell>
          <table:table-cell table:style-name="Gnumeric-default" office:value-type="string">
            <text:p>Alon Lavie and Lori Levin and Alex Waibel and Donna Gates and Marsal Gavalda and Laura Mayfield</text:p>
          </table:table-cell>
          <table:table-cell table:style-name="Gnumeric-default" office:value-type="string">
            <text:p>http://www.mt-archive.info/90/AMTA-1996-Lavie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JAPANGLOSS: using statistics to fill knowledge gaps</text:p>
          </table:table-cell>
          <table:table-cell table:style-name="Gnumeric-default" office:value-type="string">
            <text:p>Kevin Knight and Yaser Al-Onaizan and Ishwar Chander and Eduard Hovy and Irene Langkilde and Richard Whitney and Kenji Yamada</text:p>
          </table:table-cell>
          <table:table-cell table:style-name="Gnumeric-default" office:value-type="string">
            <text:p>http://www.mt-archive.info/90/AMTA-1996-Knight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JICST Japanese-English machine translation system</text:p>
          </table:table-cell>
          <table:table-cell table:style-name="Gnumeric-default" office:value-type="string">
            <text:p>Patricia O'Neill-Brown</text:p>
          </table:table-cell>
          <table:table-cell table:style-name="Gnumeric-default" office:value-type="string">
            <text:p>http://www.mt-archive.info/90/AMTA-1996-ONeill-Brow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EXIUM</text:p>
          </table:table-cell>
          <table:table-cell table:style-name="Gnumeric-default" office:value-type="string">
            <text:p>John Chandioux and Annette Grimaila</text:p>
          </table:table-cell>
          <table:table-cell table:style-name="Gnumeric-default" office:value-type="string">
            <text:p>http://www.mt-archive.info/90/AMTA-1996-Chandioux-2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Logos Intelligent Translation System</text:p>
          </table:table-cell>
          <table:table-cell table:style-name="Gnumeric-default" office:value-type="string">
            <text:p>Winfield Scott Bennett</text:p>
          </table:table-cell>
          <table:table-cell table:style-name="Gnumeric-default" office:value-type="string">
            <text:p>http://www.mt-archive.info/90/AMTA-1996-Bennett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he Pangloss-Lite machine translation system</text:p>
          </table:table-cell>
          <table:table-cell table:style-name="Gnumeric-default" office:value-type="string">
            <text:p>Robert E. Frederking and Ralf D. Brown</text:p>
          </table:table-cell>
          <table:table-cell table:style-name="Gnumeric-default" office:value-type="string">
            <text:p>http://www.mt-archive.info/90/AMTA-1996-Frederking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PARS and PARS/U machine translation systems: English-Russian-English and English-Ukrainian-English</text:p>
          </table:table-cell>
          <table:table-cell table:style-name="Gnumeric-default" office:value-type="string">
            <text:p>Michael S. Blekhman</text:p>
          </table:table-cell>
          <table:table-cell table:style-name="Gnumeric-default" office:value-type="string">
            <text:p>http://www.mt-archive.info/90/AMTA-1996-Blekhman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SYSTRAN Chinese-English MT, ECI Chinese OCR - CHIOCR</text:p>
          </table:table-cell>
          <table:table-cell table:style-name="Gnumeric-default" office:value-type="string">
            <text:p>Laurie Gerber</text:p>
          </table:table-cell>
          <table:table-cell table:style-name="Gnumeric-default" office:value-type="string">
            <text:p>http://www.mt-archive.info/90/AMTA-1996-Gerber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owards a multilingual analyst's workstation: Temple</text:p>
          </table:table-cell>
          <table:table-cell table:style-name="Gnumeric-default" office:value-type="string">
            <text:p>Rémi Zajac</text:p>
          </table:table-cell>
          <table:table-cell table:style-name="Gnumeric-default" office:value-type="string">
            <text:p>http://www.mt-archive.info/90/AMTA-1996-Zajac.pdf</text:p>
          </table:table-cell>
          <table:table-cell table:number-columns-repeated="1021" table:style-name="Gnumeric-default"/>
        </table:table-row>
        <table:table-row table:style-name="AROW-1">
          <table:table-cell table:style-name="Gnumeric-default" office:value-type="string">
            <text:p>Trados translator's workbench</text:p>
          </table:table-cell>
          <table:table-cell table:style-name="Gnumeric-default" office:value-type="string">
            <text:p>Mark Berry</text:p>
          </table:table-cell>
          <table:table-cell table:style-name="Gnumeric-default" office:value-type="string">
            <text:p>http://www.mt-archive.info/90/AMTA-1996-Berry.pdf</text:p>
          </table:table-cell>
          <table:table-cell table:number-columns-repeated="1021" table:style-name="Gnumeric-default"/>
        </table:table-row>
        <table:table-row table:style-name="AROW-0" table:number-rows-repeated="88">
          <table:table-cell table:number-columns-repeated="1024"/>
        </table:table-row>
        <table:named-expressions>
          <table:named-expression table:name="Print_Area" table:expression="of:=#REF!" table:base-cell-address="$'1996.amta'.$A$1"/>
          <table:named-expression table:name="Sheet_Title" table:expression="of:=&quot;1996.amta&quot;" table:base-cell-address="$'1996.amta'.$A$1"/>
        </table:named-expressions>
        <gnm:selections gnm:cursor-col="4" gnm:cursor-row="0">
          <gnm:selection gnm:start-col="4" gnm:start-row="0" gnm:end-col="4" gnm:end-row="1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314.957480314960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1996.am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08T09:25:13Z</dc:date>
    <meta:editing-cycles>1</meta:editing-cycles>
    <meta:editing-duration>PT23S</meta:editing-duration>
    <meta:generator>gnumeric/1.12.35</meta:generator>
  </office:meta>
</office:document-meta>
</file>